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8.26mm"/>
    </style:style>
    <style:style style:name="co7" style:family="table-column">
      <style:table-column-properties fo:break-before="auto" style:column-width="51.26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4.4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platform_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esign ref</text:p>
          </table:table-cell>
          <table:table-cell table:style-name="ce1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Price (250+)</text:p>
          </table:table-cell>
          <table:table-cell table:style-name="ce4" office:value-type="string" calcext:value-type="string">
            <text:p>total</text:p>
          </table:table-cell>
          <table:table-cell table:style-name="ce2"/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rocircuits</text:p>
          </table:table-cell>
          <table:table-cell office:value-type="string" calcext:value-type="string">
            <text:p>MjS rev2</text:p>
          </table:table-cell>
          <table:table-cell office:value-type="currency" office:currency="EUR" office:value="2.24" calcext:value-type="currency">
            <text:p>€ 2,240</text:p>
          </table:table-cell>
          <table:table-cell table:formula="of:=[.$A$2]*[.F2]*[.J2]" office:value-type="currency" office:currency="EUR" office:value="2.24" calcext:value-type="currency">
            <text:p>€ 2,24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3,R4,R5,R8,R10</text:p>
          </table:table-cell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Ω, ¼W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9339051" calcext:value-type="float">
            <text:p>9339051</text:p>
          </table:table-cell>
          <table:table-cell office:value-type="currency" office:currency="EUR" office:value="0.0151" calcext:value-type="currency">
            <text:p>€ 0,015</text:p>
          </table:table-cell>
          <table:table-cell table:formula="of:=[.$A$2]*[.F3]*[.J3]" office:value-type="currency" office:currency="EUR" office:value="0.0755" calcext:value-type="currency">
            <text:p>€ 0,0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1,R2,R6,R7,R9,R11,R13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9339060" calcext:value-type="float">
            <text:p>9339060</text:p>
          </table:table-cell>
          <table:table-cell office:value-type="currency" office:currency="EUR" office:value="0.0153" calcext:value-type="currency">
            <text:p>€ 0,015</text:p>
          </table:table-cell>
          <table:table-cell table:formula="of:=[.$A$2]*[.F4]*[.J4]" office:value-type="currency" office:currency="EUR" office:value="0.1071" calcext:value-type="currency">
            <text:p>€ 0,10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, ¼W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9339078" calcext:value-type="float">
            <text:p>9339078</text:p>
          </table:table-cell>
          <table:table-cell office:value-type="currency" office:currency="EUR" office:value="0.0297" calcext:value-type="currency">
            <text:p>€ 0,030</text:p>
          </table:table-cell>
          <table:table-cell table:formula="of:=[.$A$2]*[.F5]*[.J5]" office:value-type="currency" office:currency="EUR" office:value="0.0297" calcext:value-type="currency">
            <text:p>€ 0,03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eramic 2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112751" calcext:value-type="float">
            <text:p>2112751</text:p>
          </table:table-cell>
          <table:table-cell office:value-type="currency" office:currency="EUR" office:value="0.0416" calcext:value-type="currency">
            <text:p>€ 0,042</text:p>
          </table:table-cell>
          <table:table-cell table:formula="of:=[.$A$2]*[.F6]*[.J6]" office:value-type="currency" office:currency="EUR" office:value="0.1248" calcext:value-type="currency">
            <text:p>€ 0,1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electrolytic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, 10V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9452435</text:p>
          </table:table-cell>
          <table:table-cell office:value-type="currency" office:currency="EUR" office:value="0.0341" calcext:value-type="currency">
            <text:p>€ 0,034</text:p>
          </table:table-cell>
          <table:table-cell table:formula="of:=[.$A$2]*[.F7]*[.J7]" office:value-type="currency" office:currency="EUR" office:value="0.0682" calcext:value-type="currency">
            <text:p>€ 0,0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 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581113" calcext:value-type="float">
            <text:p>1581113</text:p>
          </table:table-cell>
          <table:table-cell office:value-type="currency" office:currency="EUR" office:value="0.053" calcext:value-type="currency">
            <text:p>€ 0,053</text:p>
          </table:table-cell>
          <table:table-cell table:formula="of:=[.$A$2]*[.F8]*[.J8]" office:value-type="currency" office:currency="EUR" office:value="0.053" calcext:value-type="currency">
            <text:p>€ 0,05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TO-251 (IPAK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60N3LH5 N-channel FET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752192" calcext:value-type="float">
            <text:p>1752192</text:p>
          </table:table-cell>
          <table:table-cell office:value-type="currency" office:currency="EUR" office:value="0.0335" calcext:value-type="currency">
            <text:p>€ 0,034</text:p>
          </table:table-cell>
          <table:table-cell table:formula="of:=[.$A$2]*[.F9]*[.J9]" office:value-type="currency" office:currency="EUR" office:value="0.067" calcext:value-type="currency">
            <text:p>€ 0,06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-3302/TO VDO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296588" calcext:value-type="float">
            <text:p>1296588</text:p>
          </table:table-cell>
          <table:table-cell office:value-type="currency" office:currency="EUR" office:value="0.263" calcext:value-type="currency">
            <text:p>€ 0,263</text:p>
          </table:table-cell>
          <table:table-cell table:formula="of:=[.$A$2]*[.F10]*[.J10]" office:value-type="currency" office:currency="EUR" office:value="0.263" calcext:value-type="currency">
            <text:p>€ 0,26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reakou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95W transceiver</text:p>
          </table:table-cell>
          <table:table-cell office:value-type="string" calcext:value-type="string">
            <text:p>Ideetron</text:p>
          </table:table-cell>
          <table:table-cell office:value-type="string" calcext:value-type="string">
            <text:p>RFM95W-868-S2</text:p>
          </table:table-cell>
          <table:table-cell office:value-type="currency" office:currency="EUR" office:value="7.05" calcext:value-type="currency">
            <text:p>€ 7,050</text:p>
          </table:table-cell>
          <table:table-cell table:formula="of:=[.$A$2]*[.F11]*[.J11]" office:value-type="currency" office:currency="EUR" office:value="7.05" calcext:value-type="currency">
            <text:p>€ 7,05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U MCU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715487" calcext:value-type="float">
            <text:p>1715487</text:p>
          </table:table-cell>
          <table:table-cell office:value-type="currency" office:currency="EUR" office:value="1.82" calcext:value-type="currency">
            <text:p>€ 1,820</text:p>
          </table:table-cell>
          <table:table-cell table:formula="of:=[.$A$2]*[.F12]*[.J12]" office:value-type="currency" office:currency="EUR" office:value="1.82" calcext:value-type="currency">
            <text:p>€ 1,82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7.62mm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445626" calcext:value-type="float">
            <text:p>2445626</text:p>
          </table:table-cell>
          <table:table-cell office:value-type="currency" office:currency="EUR" office:value="0.46" calcext:value-type="currency">
            <text:p>€ 0,460</text:p>
          </table:table-cell>
          <table:table-cell table:formula="of:=[.$A$2]*[.F13]*[.J13]" office:value-type="currency" office:currency="EUR" office:value="0.46" calcext:value-type="currency">
            <text:p>€ 0,46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6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022255" calcext:value-type="float">
            <text:p>1022255</text:p>
          </table:table-cell>
          <table:table-cell office:value-type="currency" office:currency="EUR" office:value="0.129" calcext:value-type="currency">
            <text:p>€ 0,129</text:p>
          </table:table-cell>
          <table:table-cell table:formula="of:=[.$A$2]*[.F14]*[.J14]" office:value-type="currency" office:currency="EUR" office:value="0.129" calcext:value-type="currency">
            <text:p>€ 0,12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3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022249" calcext:value-type="float">
            <text:p>1022249</text:p>
          </table:table-cell>
          <table:table-cell office:value-type="currency" office:currency="EUR" office:value="0.0591" calcext:value-type="currency">
            <text:p>€ 0,059</text:p>
          </table:table-cell>
          <table:table-cell table:formula="of:=[.$A$2]*[.F15]*[.J15]" office:value-type="currency" office:currency="EUR" office:value="0.0591" calcext:value-type="currency">
            <text:p>€ 0,05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2</text:p>
          </table:table-cell>
          <table:table-cell office:value-type="string" calcext:value-type="string">
            <text:p>Farnell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5,P6,P7</text:p>
          </table:table-cell>
          <table:table-cell office:value-type="string" calcext:value-type="string">
            <text:p>socket str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ight 1x02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593458" calcext:value-type="float">
            <text:p>1593458</text:p>
          </table:table-cell>
          <table:table-cell office:value-type="currency" office:currency="EUR" office:value="0.0647" calcext:value-type="currency">
            <text:p>€ 0,065</text:p>
          </table:table-cell>
          <table:table-cell table:formula="of:=[.$A$2]*[.F17]*[.J17]" office:value-type="currency" office:currency="EUR" office:value="0.1941" calcext:value-type="currency">
            <text:p>€ 0,19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396303" calcext:value-type="float">
            <text:p>2396303</text:p>
          </table:table-cell>
          <table:table-cell office:value-type="currency" office:currency="EUR" office:value="0.0752" calcext:value-type="currency">
            <text:p>€ 0,075</text:p>
          </table:table-cell>
          <table:table-cell table:formula="of:=[.$A$2]*[.F18]*[.J18]" office:value-type="currency" office:currency="EUR" office:value="0.0752" calcext:value-type="currency">
            <text:p>€ 0,0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breakou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7021</text:p>
          </table:table-cell>
          <table:table-cell office:value-type="string" calcext:value-type="string">
            <text:p>Antratek</text:p>
          </table:table-cell>
          <table:table-cell office:value-type="string" calcext:value-type="string">
            <text:p>SFE13763</text:p>
          </table:table-cell>
          <table:table-cell office:value-type="currency" office:currency="EUR" office:value="5.56" calcext:value-type="currency">
            <text:p>€ 5,560</text:p>
          </table:table-cell>
          <table:table-cell table:formula="of:=[.$A$2]*[.F19]*[.J19]" office:value-type="currency" office:currency="EUR" office:value="5.56" calcext:value-type="currency">
            <text:p>€ 5,56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4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022251" calcext:value-type="float">
            <text:p>1022251</text:p>
          </table:table-cell>
          <table:table-cell office:value-type="currency" office:currency="EUR" office:value="0.078" calcext:value-type="currency">
            <text:p>€ 0,078</text:p>
          </table:table-cell>
          <table:table-cell table:formula="of:=[.$A$2]*[.F20]*[.J20]" office:value-type="currency" office:currency="EUR" office:value="0.078" calcext:value-type="currency">
            <text:p>€ 0,07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in straight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593460" calcext:value-type="float">
            <text:p>1593460</text:p>
          </table:table-cell>
          <table:table-cell office:value-type="currency" office:currency="EUR" office:value="0.364" calcext:value-type="currency">
            <text:p>€ 0,364</text:p>
          </table:table-cell>
          <table:table-cell table:formula="of:=[.$A$2]*[.F21]*[.J21]" office:value-type="currency" office:currency="EUR" office:value="0.364" calcext:value-type="currency">
            <text:p>€ 0,3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xternal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-20U7 GPS module</text:p>
          </table:table-cell>
          <table:table-cell office:value-type="string" calcext:value-type="string">
            <text:p>Antratek</text:p>
          </table:table-cell>
          <table:table-cell office:value-type="string" calcext:value-type="string">
            <text:p>SFE13740</text:p>
          </table:table-cell>
          <table:table-cell office:value-type="currency" office:currency="EUR" office:value="14.36" calcext:value-type="currency">
            <text:p>€ 14,360</text:p>
          </table:table-cell>
          <table:table-cell table:formula="of:=[.$A$2]*[.F22]*[.J22]" office:value-type="currency" office:currency="EUR" office:value="14.36" calcext:value-type="currency">
            <text:p>€ 14,36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S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b-ph-kl (3-pin angled)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9491910" calcext:value-type="float">
            <text:p>9491910</text:p>
          </table:table-cell>
          <table:table-cell office:value-type="currency" office:currency="EUR" office:value="0.0954" calcext:value-type="currency">
            <text:p>€ 0,095</text:p>
          </table:table-cell>
          <table:table-cell table:formula="of:=[.$A$2]*[.F23]*[.J23]" office:value-type="currency" office:currency="EUR" office:value="0.0954" calcext:value-type="currency">
            <text:p>€ 0,09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mm antenna</text:p>
          </table:table-cell>
          <table:table-cell/>
          <table:table-cell table:style-name="ce3"/>
          <table:table-cell/>
          <table:table-cell table:formula="of:=[.$A$2]*[.F24]*[.J24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r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zo element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443199" calcext:value-type="float">
            <text:p>2443199</text:p>
          </table:table-cell>
          <table:table-cell office:value-type="currency" office:currency="EUR" office:value="0.591" calcext:value-type="currency">
            <text:p>€ 0,591</text:p>
          </table:table-cell>
          <table:table-cell table:formula="of:=[.$A$26]*[.F26]*[.J26]" office:value-type="currency" office:currency="EUR" office:value="0.591" calcext:value-type="currency">
            <text:p>€ 0,59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DIP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W34 photodiode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045425" calcext:value-type="float">
            <text:p>1045425</text:p>
          </table:table-cell>
          <table:table-cell office:value-type="currency" office:currency="EUR" office:value="0.526" calcext:value-type="currency">
            <text:p>€ 0,526</text:p>
          </table:table-cell>
          <table:table-cell table:formula="of:=[.$A$26]*[.F27]*[.J27]" office:value-type="currency" office:currency="EUR" office:value="0.526" calcext:value-type="currency">
            <text:p>€ 0,52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tone 2479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339843" calcext:value-type="float">
            <text:p>1339843</text:p>
          </table:table-cell>
          <table:table-cell office:value-type="currency" office:currency="EUR" office:value="1.25" calcext:value-type="currency">
            <text:p>€ 1,250</text:p>
          </table:table-cell>
          <table:table-cell table:formula="of:=[.$A$29]*[.F29]*[.J29]" office:value-type="currency" office:currency="EUR" office:value="1.25" calcext:value-type="currency">
            <text:p>€ 1,25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A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MH or alkaline battery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503724" calcext:value-type="float">
            <text:p>2503724</text:p>
          </table:table-cell>
          <table:table-cell office:value-type="currency" office:currency="EUR" office:value="0.2572" calcext:value-type="currency">
            <text:p>€ 0,257</text:p>
          </table:table-cell>
          <table:table-cell table:formula="of:=[.$A$29]*[.F30]*[.J30]" office:value-type="currency" office:currency="EUR" office:value="0.7716" calcext:value-type="currency">
            <text:p>€ 0,77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Ø80x200mm white</text:p>
          </table:table-cell>
          <table:table-cell office:value-type="string" calcext:value-type="string">
            <text:p>pvcvoordeel.nl</text:p>
          </table:table-cell>
          <table:table-cell table:style-name="ce3" office:value-type="float" office:value="2117" calcext:value-type="float">
            <text:p>2117</text:p>
          </table:table-cell>
          <table:table-cell office:value-type="currency" office:currency="EUR" office:value="0.5037" calcext:value-type="currency">
            <text:p>€ 0,504</text:p>
          </table:table-cell>
          <table:table-cell table:formula="of:=[.$A$32]*[.F32]*[.J32]" office:value-type="currency" office:currency="EUR" office:value="0.5037" calcext:value-type="currency">
            <text:p>€ 0,5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Ø60x200mm grey</text:p>
          </table:table-cell>
          <table:table-cell office:value-type="string" calcext:value-type="string">
            <text:p>pvcvoordeel.nl</text:p>
          </table:table-cell>
          <table:table-cell table:style-name="ce3" office:value-type="float" office:value="2130" calcext:value-type="float">
            <text:p>2130</text:p>
          </table:table-cell>
          <table:table-cell office:value-type="currency" office:currency="EUR" office:value="0.247" calcext:value-type="currency">
            <text:p>€ 0,247</text:p>
          </table:table-cell>
          <table:table-cell table:formula="of:=[.$A$32]*[.F33]*[.J33]" office:value-type="currency" office:currency="EUR" office:value="0.247" calcext:value-type="currency">
            <text:p>€ 0,2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Ø110mm white</text:p>
          </table:table-cell>
          <table:table-cell office:value-type="string" calcext:value-type="string">
            <text:p>pvcvoordeel.nl</text:p>
          </table:table-cell>
          <table:table-cell table:style-name="ce3" office:value-type="float" office:value="996851" calcext:value-type="float">
            <text:p>996851</text:p>
          </table:table-cell>
          <table:table-cell office:value-type="currency" office:currency="EUR" office:value="1.14" calcext:value-type="currency">
            <text:p>€ 1,140</text:p>
          </table:table-cell>
          <table:table-cell table:formula="of:=[.$A$32]*[.F34]*[.J34]" office:value-type="currency" office:currency="EUR" office:value="1.14" calcext:value-type="currency">
            <text:p>€ 1,140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ounting 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ercut PLA 2mm</text:p>
          </table:table-cell>
          <table:table-cell office:value-type="string" calcext:value-type="string">
            <text:p>kunststofshop</text:p>
          </table:table-cell>
          <table:table-cell table:style-name="ce3" office:value-type="float" office:value="21102003111" calcext:value-type="float">
            <text:p>21102003111</text:p>
          </table:table-cell>
          <table:table-cell/>
          <table:table-cell table:formula="of:=[.$A$32]*[.F35]*[.J35]" office:value-type="currency" office:currency="EUR" office:value="0" calcext:value-type="currency">
            <text:p>€ 0,000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cking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cut PLA 2mm</text:p>
          </table:table-cell>
          <table:table-cell office:value-type="string" calcext:value-type="string">
            <text:p>kunststofshop</text:p>
          </table:table-cell>
          <table:table-cell table:style-name="ce3" office:value-type="float" office:value="21102003111" calcext:value-type="float">
            <text:p>21102003111</text:p>
          </table:table-cell>
          <table:table-cell/>
          <table:table-cell table:formula="of:=[.$A$32]*[.F36]*[.J36]" office:value-type="currency" office:currency="EUR" office:value="0" calcext:value-type="currency">
            <text:p>€ 0,000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5x20mm PH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420003" calcext:value-type="float">
            <text:p>1420003</text:p>
          </table:table-cell>
          <table:table-cell office:value-type="currency" office:currency="EUR" office:value="0.052" calcext:value-type="currency">
            <text:p>€ 0,052</text:p>
          </table:table-cell>
          <table:table-cell table:formula="of:=[.$A$32]*[.F37]*[.J37]" office:value-type="currency" office:currency="EUR" office:value="0.104" calcext:value-type="currency">
            <text:p>€ 0,1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x10mm PH nylon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7070597</text:p>
          </table:table-cell>
          <table:table-cell office:value-type="currency" office:currency="EUR" office:value="0.0601" calcext:value-type="currency">
            <text:p>€ 0,060</text:p>
          </table:table-cell>
          <table:table-cell table:formula="of:=[.$A$32]*[.F38]*[.J38]" office:value-type="currency" office:currency="EUR" office:value="0.2404" calcext:value-type="currency">
            <text:p>€ 0,24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419450" calcext:value-type="float">
            <text:p>1419450</text:p>
          </table:table-cell>
          <table:table-cell office:value-type="currency" office:currency="EUR" office:value="0.0234" calcext:value-type="currency">
            <text:p>€ 0,023</text:p>
          </table:table-cell>
          <table:table-cell table:formula="of:=[.$A$32]*[.F39]*[.J39]" office:value-type="currency" office:currency="EUR" office:value="0.0468" calcext:value-type="currency">
            <text:p>€ 0,0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nylon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72687</text:p>
          </table:table-cell>
          <table:table-cell office:value-type="currency" office:currency="EUR" office:value="0.0371" calcext:value-type="currency">
            <text:p>€ 0,037</text:p>
          </table:table-cell>
          <table:table-cell table:formula="of:=[.$A$32]*[.F40]*[.J40]" office:value-type="currency" office:currency="EUR" office:value="0.1484" calcext:value-type="currency">
            <text:p>€ 0,1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wa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2506010" calcext:value-type="float">
            <text:p>2506010</text:p>
          </table:table-cell>
          <table:table-cell office:value-type="currency" office:currency="EUR" office:value="0.0113" calcext:value-type="currency">
            <text:p>€ 0,011</text:p>
          </table:table-cell>
          <table:table-cell table:formula="of:=[.$A$32]*[.F41]*[.J41]" office:value-type="currency" office:currency="EUR" office:value="0.0452" calcext:value-type="currency">
            <text:p>€ 0,0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5x8mm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891526" calcext:value-type="float">
            <text:p>891526</text:p>
          </table:table-cell>
          <table:table-cell office:value-type="currency" office:currency="EUR" office:value="0.0772" calcext:value-type="currency">
            <text:p>€ 0,077</text:p>
          </table:table-cell>
          <table:table-cell table:formula="of:=[.$A$32]*[.F42]*[.J42]" office:value-type="currency" office:currency="EUR" office:value="0.1544" calcext:value-type="currency">
            <text:p>€ 0,15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4x20mm PH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419996" calcext:value-type="float">
            <text:p>1419996</text:p>
          </table:table-cell>
          <table:table-cell office:value-type="currency" office:currency="EUR" office:value="0.0404" calcext:value-type="currency">
            <text:p>€ 0,040</text:p>
          </table:table-cell>
          <table:table-cell table:formula="of:=[.$A$32]*[.F43]*[.J43]" office:value-type="currency" office:currency="EUR" office:value="0.1212" calcext:value-type="currency">
            <text:p>€ 0,121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iveting n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4 neoprene</text:p>
          </table:table-cell>
          <table:table-cell office:value-type="string" calcext:value-type="string">
            <text:p>Borenco</text:p>
          </table:table-cell>
          <table:table-cell office:value-type="string" calcext:value-type="string">
            <text:p>N25M04CO0401</text:p>
          </table:table-cell>
          <table:table-cell office:value-type="currency" office:currency="EUR" office:value="0.19752" calcext:value-type="currency">
            <text:p>€ 0,198</text:p>
          </table:table-cell>
          <table:table-cell table:formula="of:=[.$A$32]*[.F44]*[.J44]" office:value-type="currency" office:currency="EUR" office:value="0.59256" calcext:value-type="currency">
            <text:p>€ 0,59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-hoo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rwei</text:p>
          </table:table-cell>
          <table:table-cell table:style-name="ce3" office:value-type="float" office:value="123532" calcext:value-type="float">
            <text:p>123532</text:p>
          </table:table-cell>
          <table:table-cell office:value-type="currency" office:currency="EUR" office:value="1.81" calcext:value-type="currency">
            <text:p>€ 1,810</text:p>
          </table:table-cell>
          <table:table-cell table:formula="of:=[.$A$32]*[.F45]*[.J45]" office:value-type="currency" office:currency="EUR" office:value="1.81" calcext:value-type="currency">
            <text:p>€ 1,81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agi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tistatic ba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table:style-name="ce3" office:value-type="float" office:value="1503144" calcext:value-type="float">
            <text:p>1503144</text:p>
          </table:table-cell>
          <table:table-cell office:value-type="currency" office:currency="EUR" office:value="0.0374" calcext:value-type="currency">
            <text:p>€ 0,037</text:p>
          </table:table-cell>
          <table:table-cell table:formula="of:=[.$A$47]*[.F47]*[.J47]" office:value-type="currency" office:currency="EUR" office:value="0.0748" calcext:value-type="currency">
            <text:p>€ 0,0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tistatic fo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1687846</text:p>
          </table:table-cell>
          <table:table-cell office:value-type="currency" office:currency="EUR" office:value="0.0337" calcext:value-type="currency">
            <text:p>€ 0,034</text:p>
          </table:table-cell>
          <table:table-cell table:formula="of:=[.$A$47]*[.F48]*[.J48]" office:value-type="currency" office:currency="EUR" office:value="0.0337" calcext:value-type="currency">
            <text:p>€ 0,03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JS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kl (2-pin angled)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9491902" calcext:value-type="float">
            <text:p>9491902</text:p>
          </table:table-cell>
          <table:table-cell office:value-type="currency" office:currency="EUR" office:value="0.0789" calcext:value-type="currency">
            <text:p>€ 0,079</text:p>
          </table:table-cell>
          <table:table-cell table:formula="of:=[.$A$50]*[.F50]*[.J50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P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o battery 1000mAh</text:p>
          </table:table-cell>
          <table:table-cell table:number-columns-repeated="2"/>
          <table:table-cell office:value-type="currency" office:currency="EUR" office:value="10" calcext:value-type="currency">
            <text:p>€ 10,000</text:p>
          </table:table-cell>
          <table:table-cell table:formula="of:=[.$A$50]*[.F51]*[.J51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C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socket</text:p>
          </table:table-cell>
          <table:table-cell office:value-type="string" calcext:value-type="string">
            <text:p>Farnell</text:p>
          </table:table-cell>
          <table:table-cell table:style-name="ce3" office:value-type="float" office:value="1217037" calcext:value-type="float">
            <text:p>1217037</text:p>
          </table:table-cell>
          <table:table-cell office:value-type="currency" office:currency="EUR" office:value="0.72" calcext:value-type="currency">
            <text:p>€ 0,720</text:p>
          </table:table-cell>
          <table:table-cell table:formula="of:=[.$A$53]*[.F53]*[.J53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ost per piece</text:p>
          </table:table-cell>
          <table:table-cell table:style-name="ce1" office:value-type="string" calcext:value-type="string">
            <text:p>ex VAT</text:p>
          </table:table-cell>
          <table:table-cell table:style-name="ce7" table:formula="of:=SUM([.K2:.K57])" office:value-type="currency" office:currency="EUR" office:value="41.67386" calcext:value-type="currency">
            <text:p>€ 41,6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6" office:value-type="string" calcext:value-type="string">
            <text:p>in VAT</text:p>
          </table:table-cell>
          <table:table-cell table:formula="of:=[.K58]*1.21" office:value-type="currency" office:currency="EUR" office:value="50.4253706" calcext:value-type="currency">
            <text:p>€ 50,4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* needs additional work, i.e. painting, lasercutting or sharpening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3" loext:min-decimal-places="3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3" loext:min-decimal-places="3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.8mm" fo:margin-bottom="9.75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-00-0000</text:date>, <text:time style:data-style-name="N2" text:time-value="11:38:41.81297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3:13:02.945128796</dc:date>
    <dc:creator>Harmen Zijp</dc:creator>
    <meta:editing-duration>P1DT15H53M26S</meta:editing-duration>
    <meta:editing-cycles>37</meta:editing-cycles>
    <meta:generator>LibreOffice/5.2.7.2$Linux_x86 LibreOffice_project/20m0$Build-2</meta:generator>
    <meta:printed-by>Harmen Zijp</meta:printed-by>
    <meta:print-date>2017-10-01T17:49:06.278840010</meta:print-date>
    <meta:document-statistic meta:table-count="1" meta:cell-count="412" meta:object-count="0"/>
  </office:meta>
</office:document-meta>
</file>